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34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1pt" style:language-asian="en" style:country-asian="US" style:font-style-asian="normal" style:font-weight-asian="normal" style:font-name-complex="Menlo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>
            <text:p>Tolerance 0.04</text:p>
          </table:table-cell>
          <table:table-cell table:number-columns-repeated="13"/>
        </table:table-row>
        <table:table-row table:style-name="ro1">
          <table:table-cell office:value-type="string">
            <text:p>pattern method 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string">
            <text:p>HR, OS, FAR, F, R, deletion, insertion, sumNumDetectedBoundaries, sumNumGroundtruthBoundaries, sumNumCorrect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>
            <text:p>0.626481042654 0.985485781991 1.35900473934 -1.68171655304 -0.00742917445154 1261 4588 6703 3376 211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vuv bic mfccBands</text:p>
          </table:table-cell>
          <table:table-cell table:number-columns-repeated="2"/>
          <table:table-cell office:value-type="string">
            <text:p>p_lambda</text:p>
          </table:table-cell>
          <table:table-cell table:number-columns-repeated="10"/>
        </table:table-row>
        <table:table-row table:style-name="ro1">
          <table:table-cell office:value-type="string">
            <text:p>TEST 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-0.2">
            <text:p>-0.2</text:p>
          </table:table-cell>
          <table:table-cell office:value-type="float" office:value="0.892575039494471">
            <text:p>0.8925750395</text:p>
          </table:table-cell>
          <table:table-cell office:value-type="float" office:value="11.9684044233807">
            <text:p>11.9684044234</text:p>
          </table:table-cell>
          <table:table-cell office:value-type="float" office:value="12.0758293838863">
            <text:p>12.0758293839</text:p>
          </table:table-cell>
          <table:table-cell office:value-type="float" office:value="1.94162072661984">
            <text:p>1.9416207266</text:p>
          </table:table-cell>
          <table:table-cell office:value-type="float" office:value="-9.25389368363205">
            <text:p>-9.2538936836</text:p>
          </table:table-cell>
          <table:table-cell office:value-type="float" office:value="272">
            <text:p>272</text:p>
          </table:table-cell>
          <table:table-cell office:value-type="float" office:value="30576">
            <text:p>30576</text:p>
          </table:table-cell>
          <table:table-cell office:value-type="float" office:value="32836">
            <text:p>32836</text:p>
          </table:table-cell>
          <table:table-cell office:value-type="float" office:value="2260">
            <text:p>2260</text:p>
          </table:table-cell>
          <table:table-cell office:value-type="float" office:value="2532">
            <text:p>2532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+ classification mfccBands pattern length = 11</text:p>
          </table:table-cell>
          <table:table-cell table:style-name="ce3" office:value-type="string">
            <text:p>0.505131128848 -0.0592930444698 0.435575826682 0.533134133859 0.596796523942 434 382 825 443 877</text:p>
          </table:table-cell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attern length = 21</text:p>
          </table:table-cell>
          <table:table-cell office:value-type="string">
            <text:p>0.508551881414 -0.269099201824 0.222348916762 0.614951033908 0.641237990188 431 195 641 446 87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3">
          <table:table-cell office:value-type="string">
            <text:p>pattern length = 31</text:p>
          </table:table-cell>
          <table:table-cell office:value-type="string">
            <text:p>0.467502850627 -0.356898517674 0.175598631699 0.596654123572 0.61739748944 467 154 564 410 877</text:p>
            <text:p/>
          </table:table-cell>
          <table:table-cell table:number-columns-repeated="1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8/09/2016</text:date>, <text:time>16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g GONG</meta:initial-creator>
    <meta:creation-date>2016-07-15T09:09:09</meta:creation-date>
    <dc:date>2016-08-09T16:25:08</dc:date>
    <dc:creator>Rong GONG</dc:creator>
    <meta:editing-duration>P20DT18H9M38S</meta:editing-duration>
    <meta:editing-cycles>18</meta:editing-cycles>
    <meta:generator>OpenOffice/4.1.0$Unix OpenOffice.org_project/410m18$Build-9764</meta:generator>
    <meta:document-statistic meta:table-count="3" meta:cell-count="26" meta:object-count="0"/>
  </office:meta>
</office:document-meta>
</file>